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table:style-name="Default" table:number-columns-repeated="770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12" office:value-type="string" calcext:value-type="string">
            <text:p>Connection established</text:p>
          </table:table-cell>
          <table:table-cell table:style-name="ce7"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eck current depth with offse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eck current depth without offse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Check flow rat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log file siz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Upload log data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pload activity lo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pload confi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pload SMS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et current device tim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et device tim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pdate confi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lear contents of data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lear contents of activity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lear contents of SMS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UploadStatu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activ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quiring for number of entrie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Waiting to receive all data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ll data receive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Upload interrupted/data incomple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Processing received data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goingOperation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Upload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ing code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anInterv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depthOffse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depthSamplingCount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lertRecipientsCount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alertRecipients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ty Log Code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 On standard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On while connected to app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Unsuccessful power on</text:p>
          </table:table-cell>
          <table:table-cell table:number-columns-repeated="1022"/>
        </table:table-row>
        <table:table-row table:style-name="ro1" table:number-rows-repeated="6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14:12:40.527950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20-01-15T22:27:00.431321885</dc:date>
    <meta:editing-duration>P2DT9H8M30S</meta:editing-duration>
    <meta:editing-cycles>55</meta:editing-cycles>
    <meta:document-statistic meta:table-count="5" meta:cell-count="96" meta:object-count="0"/>
  </office:meta>
</office:document-meta>
</file>